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e198" officeooo:paragraph-rsid="0011e198"/>
    </style:style>
    <style:style style:name="P2" style:family="paragraph" style:parent-style-name="Standard">
      <style:text-properties officeooo:rsid="001222ce" officeooo:paragraph-rsid="001222ce"/>
    </style:style>
    <style:style style:name="P3" style:family="paragraph" style:parent-style-name="Standard">
      <style:text-properties officeooo:rsid="00129737" officeooo:paragraph-rsid="00129737"/>
    </style:style>
    <style:style style:name="P4" style:family="paragraph" style:parent-style-name="Standard">
      <style:text-properties officeooo:rsid="0013ed13" officeooo:paragraph-rsid="0013ed13"/>
    </style:style>
    <style:style style:name="T1" style:family="text">
      <style:text-properties officeooo:rsid="001222ce"/>
    </style:style>
    <style:style style:name="T2" style:family="text">
      <style:text-properties officeooo:rsid="00129737"/>
    </style:style>
    <style:style style:name="T3" style:family="text">
      <style:text-properties officeooo:rsid="0013ed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terre développe une conscience dans son noyau, à la frontière entre la zone liquide et solide, en ajustant la forme du solide pour diriger les flux de liquides et former un champ magnétique, qui va créer des courant qui en retour chaufferont la partie solide par résistance.</text:p>
      <text:p text:style-name="P1">Mater</text:p>
      <text:p text:style-name="P1">Les perturbations magnétiques en surface génèrent des réactions chimiques plus importantes et permettent l’apparition de la vie. Les premières cellules vivent isolée de la conscience de la Terre.</text:p>
      <text:p text:style-name="P1">Mater commence à stocker de la mémoire plus fine en la stockant dans les bactéries dotées d’un champ bio magnétique, leur donnant la plus rudimentaire des consciences.</text:p>
      <text:p text:style-name="P1">Puis des bactéries « intelligentes » émergent par sélection naturelle. Elles apprennent à ne plus être digérées par les cellules plus grosses <text:span text:style-name="T1">en leur fournissant de l’énergie en contrepartie.</text:span></text:p>
      <text:p text:style-name="P2">Apparition des eukaryotes.</text:p>
      <text:p text:style-name="P2">Premier emballement de la vie.</text:p>
      <text:p text:style-name="P2">L’énergie a disposition permet d’entretenir des structures plus grosses.</text:p>
      <text:p text:style-name="P2">Apparition des méduses et des premiers neurones.</text:p>
      <text:p text:style-name="P2">Les neurones ont le pouvoir de répondre de choisir un état quantique quand ils reçoivent de l’information de Mater, en gros quand le champ magnétique est perturbé. Ils transmettent alors ce message quantique dans une excroissance, et Mater peut stocker de l’information plus fine, quantique. ???</text:p>
      <text:p text:style-name="P2">Les ensembles de neurones on la capacité d’échanger de l’information entre eux et de faire sécession de Mater, en partie. <text:span text:style-name="T2">Donc capacité a créer de l’information inconnue de Mater.</text:span></text:p>
      <text:p text:style-name="P2">Un premier groupe de neurones se forme dans une race de méduse pour être autonome de Mater.</text:p>
      <text:p text:style-name="P2">Se groupe se divise en deux pour <text:span text:style-name="T2">pouvoir s’aligner perpendiculairement au champ magnétique et avoir le moins de perturbations possibles, et corriger une différence. ???</text:span></text:p>
      <text:p text:style-name="P3">Apparition des bilatéraux.</text:p>
      <text:p text:style-name="P3">Deuxième emballement de la vie.</text:p>
      <text:p text:style-name="P3"/>
      <text:p text:style-name="P3">Apparition du cerveau qui a son propre champ magnétique et qui développe une conscience autonome, en pouvant stocker de la mémoire.</text:p>
      <text:p text:style-name="P3">Apparition du cœur qui permet de communiquer avec Mater, apparition de l’âme comme d’un lien avec la conscience Mère.</text:p>
      <text:p text:style-name="P3"/>
      <text:p text:style-name="P3"><text:span text:style-name="T3">L</text:span>es animaux<text:span text:style-name="T3"> apprennent à résister aux vents solaires et sortent de l’eau.</text:span></text:p>
      <text:p text:style-name="P3"/>
      <text:p text:style-name="P4">Les vents solaires sont addictifs, et apparaît le sommeil pour reposer le cerveau de la surexcitation qu’ils provoquent.</text:p>
      <text:p text:style-name="P3"/>
      <text:p text:style-name="P3">Les mammifères, qui ne sont pas les préférés de Mater ( ce sont les dinosaures), sont contraints de vivre la nuit. Ils développent la dmt, qui les fait rester éveillés l’<text:span text:style-name="T3">absence de vents solaire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4T20:50:43.206793785</meta:creation-date>
    <meta:generator>LibreOffice/6.0.7.3$Linux_X86_64 LibreOffice_project/00m0$Build-3</meta:generator>
    <dc:date>2021-06-24T22:42:22.732490538</dc:date>
    <meta:editing-duration>PT1H4M16S</meta:editing-duration>
    <meta:editing-cycles>1</meta:editing-cycles>
    <meta:document-statistic meta:table-count="0" meta:image-count="0" meta:object-count="0" meta:page-count="1" meta:paragraph-count="20" meta:word-count="386" meta:character-count="2438" meta:non-whitespace-character-count="2072"/>
  </office:meta>
</office:document-meta>
</file>